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f0e53"/>
    </style:style>
    <style:style style:name="P2" style:family="paragraph" style:parent-style-name="Standard">
      <style:paragraph-properties fo:text-align="center" style:justify-single-word="false"/>
      <style:text-properties officeooo:rsid="00211682" officeooo:paragraph-rsid="00211682"/>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e3ca4" officeooo:paragraph-rsid="001f0e53" style:font-size-asian="14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f0e53" officeooo:paragraph-rsid="001f0e53"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0e53" officeooo:paragraph-rsid="001f0e53"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officeooo:rsid="001f0e53" officeooo:paragraph-rsid="001f0e53" style:font-size-asian="14pt" style:font-size-complex="14pt"/>
    </style:style>
    <style:style style:name="P7" style:family="paragraph" style:parent-style-name="Standard">
      <style:paragraph-properties fo:text-align="start" style:justify-single-word="false"/>
      <style:text-properties fo:font-size="14pt" officeooo:rsid="001f0e53" officeooo:paragraph-rsid="001f0e53" style:font-size-asian="14pt" style:font-size-complex="14pt"/>
    </style:style>
    <style:style style:name="P8" style:family="paragraph" style:parent-style-name="Standard">
      <style:paragraph-properties fo:text-align="end" style:justify-single-word="false"/>
      <style:text-properties fo:font-size="14pt" officeooo:rsid="001f0e53" officeooo:paragraph-rsid="001f0e53" style:font-size-asian="14pt" style:font-size-complex="14pt"/>
    </style:style>
    <style:style style:name="P9" style:family="paragraph" style:parent-style-name="Standard">
      <style:paragraph-properties fo:text-align="start" style:justify-single-word="false"/>
      <style:text-properties fo:font-size="14pt" style:text-underline-style="none" fo:font-weight="normal" officeooo:rsid="001f0e53" officeooo:paragraph-rsid="001f0e53"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14pt" fo:font-weight="normal" officeooo:rsid="00211682" officeooo:paragraph-rsid="00211682" style:font-size-asian="14pt" style:font-weight-asian="normal" style:font-size-complex="14pt" style:font-weight-complex="normal"/>
    </style:style>
    <style:style style:name="P11"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2dc2be" officeooo:paragraph-rsid="002dc2be" style:font-size-asian="14pt" style:font-weight-asian="normal" style:font-size-complex="14pt" style:font-weight-complex="normal"/>
    </style:style>
    <style:style style:name="P12" style:family="paragraph" style:parent-style-name="Standard">
      <style:paragraph-properties fo:margin-top="0in" fo:margin-bottom="0.1965in" loext:contextual-spacing="false" fo:text-align="center" style:justify-single-word="false"/>
      <style:text-properties fo:color="#000000" style:font-name="Liberation Serif" fo:font-size="14pt" style:text-underline-style="solid" style:text-underline-width="auto" style:text-underline-color="font-color" fo:font-weight="bold" officeooo:rsid="002e49ed" officeooo:paragraph-rsid="002e49ed" style:font-size-asian="14pt" style:font-weight-asian="bold" style:font-size-complex="14pt" style:font-weight-complex="bold"/>
    </style:style>
    <style:style style:name="P13" style:family="paragraph" style:parent-style-name="Standard">
      <style:paragraph-properties fo:margin-top="0in" fo:margin-bottom="0.1965in" loext:contextual-spacing="false" fo:text-align="start" style:justify-single-word="false"/>
      <style:text-properties fo:font-size="14pt" fo:font-weight="normal" officeooo:rsid="002eadfa" officeooo:paragraph-rsid="002eadfa" style:font-size-asian="14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fo:font-size="14pt" fo:font-weight="normal" officeooo:rsid="0022f847" officeooo:paragraph-rsid="0022f847"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2f847" officeooo:paragraph-rsid="0022f847"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22f847" officeooo:paragraph-rsid="0038f08f"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2f847" officeooo:paragraph-rsid="0022f847"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2f847" officeooo:paragraph-rsid="00295004"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2f847" officeooo:paragraph-rsid="00271f0d"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2f847" officeooo:paragraph-rsid="002c90b8"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22f847" officeooo:paragraph-rsid="004def81"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71f0d" officeooo:paragraph-rsid="00271f0d"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71f0d" officeooo:paragraph-rsid="00295004"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271f0d" officeooo:paragraph-rsid="002c90b8"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4pt" fo:font-weight="normal" officeooo:rsid="00271f0d" officeooo:paragraph-rsid="00271f0d"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284990" officeooo:paragraph-rsid="0035b08a"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284990" officeooo:paragraph-rsid="00284990"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377eb1" officeooo:paragraph-rsid="00377eb1"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24f31d" officeooo:paragraph-rsid="0024f31d"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2549b3" officeooo:paragraph-rsid="002549b3"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2549b3" officeooo:paragraph-rsid="00295004"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fo:font-size="14pt" fo:font-weight="normal" officeooo:rsid="002549b3" officeooo:paragraph-rsid="002549b3"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295004" officeooo:paragraph-rsid="00295004"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2ae1b5" officeooo:paragraph-rsid="002ae1b5"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2c90b8" officeooo:paragraph-rsid="002c90b8" style:font-size-asian="14pt" style:font-weight-asian="normal" style:font-size-complex="14pt" style:font-weight-complex="normal"/>
    </style:style>
    <style:style style:name="P36" style:family="paragraph" style:parent-style-name="Standard" style:list-style-name="L1">
      <style:paragraph-properties fo:text-align="start" style:justify-single-word="false"/>
      <style:text-properties fo:font-size="14pt" fo:font-weight="normal" officeooo:rsid="0041fce1" officeooo:paragraph-rsid="0041fce1" style:font-size-asian="14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fo:font-size="14pt" fo:font-weight="normal" officeooo:rsid="0043eab3" officeooo:paragraph-rsid="0043eab3"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fo:font-size="14pt" fo:font-weight="normal" officeooo:paragraph-rsid="004def81"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14pt" fo:font-weight="bold" officeooo:rsid="00369d2b" officeooo:paragraph-rsid="00369d2b"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22f847" officeooo:paragraph-rsid="0022f847"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271f0d" officeooo:paragraph-rsid="00271f0d"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2c2227" officeooo:paragraph-rsid="002c2227"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2f847" officeooo:paragraph-rsid="0022f847" style:font-size-asian="14pt" style:font-weight-asian="bold" style:font-size-complex="14pt" style:font-weight-complex="bold"/>
    </style:style>
    <style:style style:name="P44" style:family="paragraph" style:parent-style-name="Standard">
      <style:paragraph-properties fo:margin-top="0in" fo:margin-bottom="0.1965in" loext:contextual-spacing="false" fo:text-align="center" style:justify-single-word="false"/>
      <style:text-properties fo:color="#000000" style:font-name="Liberation Serif" fo:font-size="14pt" style:text-underline-style="solid" style:text-underline-width="auto" style:text-underline-color="font-color" fo:font-weight="bold" officeooo:rsid="002e49ed" officeooo:paragraph-rsid="002e49ed" style:font-size-asian="14pt" style:font-weight-asian="bold" style:font-size-complex="14pt" style:font-weight-complex="bold"/>
    </style:style>
    <style:style style:name="P45" style:family="paragraph" style:parent-style-name="Standard">
      <style:paragraph-properties fo:margin-top="0in" fo:margin-bottom="0.1965in" loext:contextual-spacing="false" fo:text-align="center" style:justify-single-word="false"/>
      <style:text-properties fo:color="#000000" style:font-name="Liberation Serif" fo:font-size="14pt" style:text-underline-style="solid" style:text-underline-width="auto" style:text-underline-color="font-color" fo:font-weight="bold" officeooo:rsid="002dc2be" officeooo:paragraph-rsid="002dc2be" style:font-size-asian="14pt" style:font-weight-asian="bold" style:font-size-complex="14pt" style:font-weight-complex="bold"/>
    </style:style>
    <style:style style:name="P46" style:family="paragraph" style:parent-style-name="Standard">
      <style:paragraph-properties fo:margin-top="0in" fo:margin-bottom="0.1965in" loext:contextual-spacing="false" fo:text-align="start" style:justify-single-word="false"/>
      <style:text-properties fo:color="#000000" style:font-name="Liberation Serif" fo:font-size="14pt" style:text-underline-style="none" fo:font-weight="normal" officeooo:rsid="002eadfa" officeooo:paragraph-rsid="002eadfa" style:font-size-asian="14pt" style:font-weight-asian="normal" style:font-size-complex="14pt" style:font-weight-complex="normal"/>
    </style:style>
    <style:style style:name="P47" style:family="paragraph" style:parent-style-name="Standard">
      <style:paragraph-properties fo:margin-top="0in" fo:margin-bottom="0.1965in" loext:contextual-spacing="false" fo:text-align="start" style:justify-single-word="false"/>
      <style:text-properties fo:color="#000000" style:font-name="Liberation Serif" fo:font-size="14pt" style:text-underline-style="none" fo:font-weight="normal" officeooo:rsid="00508051" officeooo:paragraph-rsid="00508051" style:font-size-asian="14pt" style:font-weight-asian="normal" style:font-size-complex="14pt" style:font-weight-complex="normal"/>
    </style:style>
    <style:style style:name="P48"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2dc2be" officeooo:paragraph-rsid="0043c906" style:font-size-asian="14pt" style:font-weight-asian="normal" style:font-size-complex="14pt" style:font-weight-complex="normal"/>
    </style:style>
    <style:style style:name="P49" style:family="paragraph" style:parent-style-name="Standard">
      <style:paragraph-properties fo:margin-top="0in" fo:margin-bottom="0.1965in" loext:contextual-spacing="false" fo:text-align="justify" style:justify-single-word="false"/>
      <style:text-properties fo:color="#000000" style:font-name="Liberation Serif" fo:font-size="14pt" fo:font-weight="normal" officeooo:rsid="002dc2be" officeooo:paragraph-rsid="002dc2be" style:font-size-asian="14pt" style:font-weight-asian="normal" style:font-size-complex="14pt" style:font-weight-complex="normal"/>
    </style:style>
    <style:style style:name="P50" style:family="paragraph" style:parent-style-name="Standard">
      <style:paragraph-properties fo:margin-top="0in" fo:margin-bottom="0.1965in" loext:contextual-spacing="false" fo:text-align="justify" style:justify-single-word="false"/>
      <style:text-properties fo:color="#000000" style:font-name="Liberation Serif" fo:font-size="14pt" fo:font-weight="normal" officeooo:rsid="003384f3" officeooo:paragraph-rsid="003384f3" style:font-size-asian="14pt" style:font-weight-asian="normal" style:font-size-complex="14pt" style:font-weight-complex="normal"/>
    </style:style>
    <style:style style:name="P51" style:family="paragraph" style:parent-style-name="Standard">
      <style:paragraph-properties fo:margin-top="0in" fo:margin-bottom="0.1965in" loext:contextual-spacing="false" fo:text-align="justify" style:justify-single-word="false"/>
      <style:text-properties fo:color="#000000" style:font-name="Liberation Serif" fo:font-size="14pt" fo:font-weight="normal" officeooo:rsid="0022f847" officeooo:paragraph-rsid="002c90b8" style:font-size-asian="14pt" style:font-weight-asian="normal" style:font-size-complex="14pt" style:font-weight-complex="normal"/>
    </style:style>
    <style:style style:name="P52" style:family="paragraph" style:parent-style-name="Standard">
      <style:paragraph-properties fo:margin-top="0in" fo:margin-bottom="0.1965in" loext:contextual-spacing="false" fo:text-align="justify" style:justify-single-word="false"/>
      <style:text-properties fo:color="#000000" style:font-name="Liberation Serif" fo:font-size="14pt" fo:font-weight="normal" officeooo:rsid="002c90b8" officeooo:paragraph-rsid="002c90b8" style:font-size-asian="14pt" style:font-weight-asian="normal" style:font-size-complex="14pt" style:font-weight-complex="normal"/>
    </style:style>
    <style:style style:name="P53" style:family="paragraph" style:parent-style-name="Standard">
      <style:paragraph-properties fo:margin-top="0in" fo:margin-bottom="0.1965in" loext:contextual-spacing="false" fo:text-align="justify" style:justify-single-word="false"/>
      <style:text-properties fo:color="#000000" style:font-name="Liberation Serif" fo:font-size="14pt" fo:font-weight="normal" officeooo:rsid="002e2825" officeooo:paragraph-rsid="002e2825" style:font-size-asian="14pt" style:font-weight-asian="normal" style:font-size-complex="14pt" style:font-weight-complex="normal"/>
    </style:style>
    <style:style style:name="P54"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3c906" officeooo:paragraph-rsid="0043c906" style:font-size-asian="14pt" style:font-weight-asian="normal" style:font-size-complex="14pt" style:font-weight-complex="normal"/>
    </style:style>
    <style:style style:name="P55"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3eab3" officeooo:paragraph-rsid="0043eab3" style:font-size-asian="14pt" style:font-weight-asian="normal" style:font-size-complex="14pt" style:font-weight-complex="normal"/>
    </style:style>
    <style:style style:name="P56"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481b0" officeooo:paragraph-rsid="004481b0" style:font-size-asian="14pt" style:font-weight-asian="normal" style:font-size-complex="14pt" style:font-weight-complex="normal"/>
    </style:style>
    <style:style style:name="P57"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512a1" officeooo:paragraph-rsid="004512a1" style:font-size-asian="14pt" style:font-weight-asian="normal" style:font-size-complex="14pt" style:font-weight-complex="normal"/>
    </style:style>
    <style:style style:name="P58"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8ac3b" officeooo:paragraph-rsid="0048ac3b" style:font-size-asian="14pt" style:font-weight-asian="normal" style:font-size-complex="14pt" style:font-weight-complex="normal"/>
    </style:style>
    <style:style style:name="P59"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8b5d4" officeooo:paragraph-rsid="0048b5d4" style:font-size-asian="14pt" style:font-weight-asian="normal" style:font-size-complex="14pt" style:font-weight-complex="normal"/>
    </style:style>
    <style:style style:name="P60"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8b5d4" officeooo:paragraph-rsid="00550a40" style:font-size-asian="14pt" style:font-weight-asian="normal" style:font-size-complex="14pt" style:font-weight-complex="normal"/>
    </style:style>
    <style:style style:name="P61"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8b5d4" officeooo:paragraph-rsid="0056c845" style:font-size-asian="14pt" style:font-weight-asian="normal" style:font-size-complex="14pt" style:font-weight-complex="normal"/>
    </style:style>
    <style:style style:name="P62"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97d29" officeooo:paragraph-rsid="004b6e6c" style:font-size-asian="14pt" style:font-weight-asian="normal" style:font-size-complex="14pt" style:font-weight-complex="normal"/>
    </style:style>
    <style:style style:name="P63"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97d29" officeooo:paragraph-rsid="0056c845" style:font-size-asian="14pt" style:font-weight-asian="normal" style:font-size-complex="14pt" style:font-weight-complex="normal"/>
    </style:style>
    <style:style style:name="P64" style:family="paragraph" style:parent-style-name="Standard">
      <style:paragraph-properties fo:margin-top="0in" fo:margin-bottom="0.1965in" loext:contextual-spacing="false" fo:text-align="start" style:justify-single-word="false"/>
      <style:text-properties fo:color="#000000" style:font-name="Liberation Serif" fo:font-size="14pt" fo:font-weight="normal" officeooo:rsid="004b6e6c" officeooo:paragraph-rsid="004b6e6c" style:font-size-asian="14pt" style:font-weight-asian="normal" style:font-size-complex="14pt" style:font-weight-complex="normal"/>
    </style:style>
    <style:style style:name="P65" style:family="paragraph" style:parent-style-name="Standard">
      <style:paragraph-properties fo:margin-top="0in" fo:margin-bottom="0.1965in" loext:contextual-spacing="false" fo:text-align="justify" style:justify-single-word="false"/>
      <style:text-properties fo:color="#000000" style:font-name="Liberation Serif" fo:font-size="14pt" fo:font-weight="normal" officeooo:paragraph-rsid="002e49ed" style:font-size-asian="14pt" style:font-weight-asian="normal" style:font-size-complex="14pt" style:font-weight-complex="normal"/>
    </style:style>
    <style:style style:name="P66" style:family="paragraph" style:parent-style-name="Standard">
      <style:paragraph-properties fo:margin-top="0in" fo:margin-bottom="0.1965in" loext:contextual-spacing="false" fo:text-align="start" style:justify-single-word="false"/>
      <style:text-properties fo:color="#000000" style:font-name="Liberation Serif" fo:font-size="14pt" fo:font-weight="bold" officeooo:rsid="002dc2be" officeooo:paragraph-rsid="0043c906" style:font-size-asian="14pt" style:font-weight-asian="bold" style:font-size-complex="14pt" style:font-weight-complex="bold"/>
    </style:style>
    <style:style style:name="P67" style:family="paragraph" style:parent-style-name="Standard">
      <style:paragraph-properties fo:margin-top="0in" fo:margin-bottom="0.1965in" loext:contextual-spacing="false" fo:text-align="start" style:justify-single-word="false"/>
      <style:text-properties fo:color="#000000" style:font-name="Liberation Serif" fo:font-size="14pt" fo:font-weight="bold" officeooo:rsid="0046890b" officeooo:paragraph-rsid="0046890b" style:font-size-asian="14pt" style:font-weight-asian="bold" style:font-size-complex="14pt" style:font-weight-complex="bold"/>
    </style:style>
    <style:style style:name="P68" style:family="paragraph" style:parent-style-name="Standard">
      <style:paragraph-properties fo:margin-top="0in" fo:margin-bottom="0.1965in" loext:contextual-spacing="false" fo:text-align="start" style:justify-single-word="false"/>
      <style:text-properties fo:color="#000000" style:font-name="Liberation Serif" fo:font-size="14pt" fo:font-weight="bold" officeooo:rsid="0043eab3" officeooo:paragraph-rsid="0043eab3" style:font-size-asian="14pt" style:font-weight-asian="bold" style:font-size-complex="14pt" style:font-weight-complex="bold"/>
    </style:style>
    <style:style style:name="P69" style:family="paragraph" style:parent-style-name="Standard">
      <style:paragraph-properties fo:margin-top="0in" fo:margin-bottom="0.1965in" loext:contextual-spacing="false" fo:text-align="start" style:justify-single-word="false"/>
      <style:text-properties officeooo:paragraph-rsid="004fb46e"/>
    </style:style>
    <style:style style:name="P70" style:family="paragraph" style:parent-style-name="Standard">
      <style:paragraph-properties fo:margin-top="0in" fo:margin-bottom="0.078in" loext:contextual-spacing="false" fo:text-align="start" style:justify-single-word="false"/>
      <style:text-properties fo:color="#000000" style:font-name="Liberation Serif" fo:font-size="14pt" fo:font-weight="normal" officeooo:rsid="0048b5d4" officeooo:paragraph-rsid="0048b5d4" style:font-size-asian="14pt" style:font-weight-asian="normal" style:font-size-complex="14pt" style:font-weight-complex="normal"/>
    </style:style>
    <style:style style:name="P71" style:family="paragraph" style:parent-style-name="Standard">
      <style:paragraph-properties fo:margin-top="0in" fo:margin-bottom="0.078in" loext:contextual-spacing="false" fo:text-align="start" style:justify-single-word="false"/>
      <style:text-properties fo:color="#000000" style:font-name="Liberation Serif" fo:font-size="14pt" fo:font-weight="normal" officeooo:rsid="0048b5d4" officeooo:paragraph-rsid="004b6e6c" style:font-size-asian="14pt" style:font-weight-asian="normal" style:font-size-complex="14pt" style:font-weight-complex="normal"/>
    </style:style>
    <style:style style:name="P72" style:family="paragraph" style:parent-style-name="Standard">
      <style:paragraph-properties fo:margin-top="0in" fo:margin-bottom="0.078in" loext:contextual-spacing="false" fo:text-align="start" style:justify-single-word="false"/>
      <style:text-properties fo:color="#000000" style:font-name="Liberation Serif" fo:font-size="14pt" fo:font-weight="normal" officeooo:rsid="0048b5d4" officeooo:paragraph-rsid="0056c845" style:font-size-asian="14pt" style:font-weight-asian="normal" style:font-size-complex="14pt" style:font-weight-complex="normal"/>
    </style:style>
    <style:style style:name="P73" style:family="paragraph" style:parent-style-name="Standard">
      <style:paragraph-properties fo:margin-top="0in" fo:margin-bottom="0.078in" loext:contextual-spacing="false" fo:text-align="start" style:justify-single-word="false"/>
      <style:text-properties fo:color="#000000" style:font-name="Liberation Serif" fo:font-size="14pt" fo:font-weight="normal" officeooo:rsid="002dc2be" officeooo:paragraph-rsid="002dc2be" style:font-size-asian="14pt" style:font-weight-asian="normal" style:font-size-complex="14pt" style:font-weight-complex="normal"/>
    </style:style>
    <style:style style:name="P74" style:family="paragraph" style:parent-style-name="Standard">
      <style:paragraph-properties fo:margin-top="0in" fo:margin-bottom="0.078in" loext:contextual-spacing="false" fo:text-align="start" style:justify-single-word="false"/>
      <style:text-properties fo:color="#000000" style:font-name="Liberation Serif" fo:font-size="14pt" fo:font-weight="normal" officeooo:rsid="00497d29" officeooo:paragraph-rsid="00508051" style:font-size-asian="14pt" style:font-weight-asian="normal" style:font-size-complex="14pt" style:font-weight-complex="normal"/>
    </style:style>
    <style:style style:name="P75" style:family="paragraph" style:parent-style-name="Standard">
      <style:paragraph-properties fo:margin-top="0in" fo:margin-bottom="0.078in" loext:contextual-spacing="false" fo:text-align="start" style:justify-single-word="false"/>
      <style:text-properties fo:color="#000000" style:font-name="Liberation Serif" fo:font-size="14pt" fo:font-weight="normal" officeooo:rsid="00497d29" officeooo:paragraph-rsid="0056c845" style:font-size-asian="14pt" style:font-weight-asian="normal" style:font-size-complex="14pt" style:font-weight-complex="normal"/>
    </style:style>
    <style:style style:name="P76" style:family="paragraph" style:parent-style-name="Standard">
      <style:paragraph-properties fo:margin-top="0in" fo:margin-bottom="0.078in" loext:contextual-spacing="false" fo:text-align="start" style:justify-single-word="false"/>
      <style:text-properties fo:color="#000000" style:font-name="Liberation Serif" fo:font-size="14pt" fo:font-weight="normal" officeooo:rsid="004b6e6c" officeooo:paragraph-rsid="004b6e6c" style:font-size-asian="14pt" style:font-weight-asian="normal" style:font-size-complex="14pt" style:font-weight-complex="normal"/>
    </style:style>
    <style:style style:name="P77" style:family="paragraph" style:parent-style-name="Standard">
      <style:paragraph-properties fo:margin-top="0in" fo:margin-bottom="0.078in" loext:contextual-spacing="false" fo:text-align="justify" style:justify-single-word="false"/>
      <style:text-properties fo:color="#000000" style:font-name="Liberation Serif" fo:font-size="14pt" fo:font-weight="normal" officeooo:rsid="00587380" officeooo:paragraph-rsid="00587380" style:font-size-asian="14pt" style:font-weight-asian="normal" style:font-size-complex="14pt" style:font-weight-complex="normal"/>
    </style:style>
    <style:style style:name="P78" style:family="paragraph" style:parent-style-name="Standard">
      <style:paragraph-properties fo:margin-top="0in" fo:margin-bottom="0.078in" loext:contextual-spacing="false" fo:text-align="start" style:justify-single-word="false"/>
      <style:text-properties fo:color="#000000" style:font-name="Liberation Serif" fo:font-size="14pt" fo:font-weight="bold" officeooo:rsid="00497d29" officeooo:paragraph-rsid="00497d29" style:font-size-asian="14pt" style:font-weight-asian="bold" style:font-size-complex="14pt" style:font-weight-complex="bold"/>
    </style:style>
    <style:style style:name="P79" style:family="paragraph" style:parent-style-name="Standard">
      <style:paragraph-properties fo:margin-top="0in" fo:margin-bottom="0in" loext:contextual-spacing="false" fo:line-height="100%" fo:text-align="start" style:justify-single-word="false"/>
      <style:text-properties fo:color="#000000" style:font-name="Liberation Serif" fo:font-size="14pt" fo:font-weight="normal" officeooo:rsid="0048b5d4" officeooo:paragraph-rsid="0048b5d4" style:font-size-asian="14pt" style:font-weight-asian="normal" style:font-size-complex="14pt" style:font-weight-complex="normal"/>
    </style:style>
    <style:style style:name="P80" style:family="paragraph" style:parent-style-name="Standard">
      <style:paragraph-properties fo:margin-top="0in" fo:margin-bottom="0in" loext:contextual-spacing="false" fo:line-height="100%" fo:text-align="start" style:justify-single-word="false"/>
      <style:text-properties fo:color="#000000" style:font-name="Liberation Serif" fo:font-size="14pt" fo:font-weight="normal" officeooo:rsid="0048b5d4" officeooo:paragraph-rsid="005341fa" style:font-size-asian="14pt" style:font-weight-asian="normal" style:font-size-complex="14pt" style:font-weight-complex="normal"/>
    </style:style>
    <style:style style:name="P81" style:family="paragraph" style:parent-style-name="Standard">
      <style:paragraph-properties fo:margin-top="0in" fo:margin-bottom="0in" loext:contextual-spacing="false" fo:line-height="100%" fo:text-align="start" style:justify-single-word="false"/>
      <style:text-properties fo:color="#000000" style:font-name="Liberation Serif" fo:font-size="14pt" fo:font-weight="normal" officeooo:rsid="0048b5d4" officeooo:paragraph-rsid="00550a40" style:font-size-asian="14pt" style:font-weight-asian="normal" style:font-size-complex="14pt" style:font-weight-complex="normal"/>
    </style:style>
    <style:style style:name="P82" style:family="paragraph" style:parent-style-name="Standard">
      <style:paragraph-properties fo:margin-top="0in" fo:margin-bottom="0in" loext:contextual-spacing="false" fo:line-height="100%" fo:text-align="start" style:justify-single-word="false"/>
      <style:text-properties fo:color="#000000" style:font-name="Liberation Serif" fo:font-size="14pt" fo:font-weight="normal" officeooo:rsid="0048b5d4" officeooo:paragraph-rsid="0056c845" style:font-size-asian="14pt" style:font-weight-asian="normal" style:font-size-complex="14pt" style:font-weight-complex="normal"/>
    </style:style>
    <style:style style:name="P83" style:family="paragraph" style:parent-style-name="Standard">
      <style:paragraph-properties fo:margin-top="0in" fo:margin-bottom="0in" loext:contextual-spacing="false" fo:line-height="100%" fo:text-align="start" style:justify-single-word="false"/>
      <style:text-properties fo:color="#000000" style:font-name="Liberation Serif" fo:font-size="14pt" fo:font-weight="normal" officeooo:rsid="0048b5d4" officeooo:paragraph-rsid="005c024a" style:font-size-asian="14pt" style:font-weight-asian="normal" style:font-size-complex="14pt" style:font-weight-complex="normal"/>
    </style:style>
    <style:style style:name="P84" style:family="paragraph" style:parent-style-name="Text_20_body">
      <style:paragraph-properties fo:margin-top="0in" fo:margin-bottom="0.1965in" loext:contextual-spacing="false" fo:line-height="100%" fo:text-align="justify" style:justify-single-word="false"/>
      <style:text-properties fo:font-variant="normal" fo:text-transform="none" fo:color="#3a3a3a" style:font-name="monospace" fo:font-size="10.5pt" fo:letter-spacing="normal" fo:font-style="normal" fo:font-weight="bold" officeooo:rsid="002dc2be" officeooo:paragraph-rsid="002dc2be" style:font-size-asian="14pt" style:font-weight-asian="bold" style:font-size-complex="14pt" style:font-weight-complex="bold"/>
    </style:style>
    <style:style style:name="P85" style:family="paragraph" style:parent-style-name="Text_20_body">
      <style:paragraph-properties fo:margin-top="0in" fo:margin-bottom="0.1965in" loext:contextual-spacing="false" fo:text-align="justify" style:justify-single-word="false"/>
      <style:text-properties fo:font-variant="normal" fo:text-transform="none" fo:color="#3a3a3a" style:font-name="monospace" fo:font-size="10.5pt" fo:letter-spacing="normal" fo:font-style="normal" fo:font-weight="bold" officeooo:paragraph-rsid="002dc2be" style:font-weight-asian="bold" style:font-weight-complex="bold"/>
    </style:style>
    <style:style style:name="P86" style:family="paragraph" style:parent-style-name="Preformatted_20_Text">
      <style:paragraph-properties fo:text-align="justify" style:justify-single-word="false"/>
      <style:text-properties fo:color="#000000" style:font-name="Liberation Serif" fo:font-size="14pt" fo:font-weight="normal" officeooo:paragraph-rsid="0024f31d" style:font-size-asian="14pt" style:font-weight-asian="normal" style:font-size-complex="14pt" style:font-weight-complex="normal"/>
    </style:style>
    <style:style style:name="P87" style:family="paragraph" style:parent-style-name="Preformatted_20_Text">
      <style:paragraph-properties fo:text-align="justify" style:justify-single-word="false"/>
      <style:text-properties fo:color="#000000" style:font-name="Liberation Serif" fo:font-size="14pt" fo:font-weight="normal" officeooo:paragraph-rsid="00271f0d" style:font-size-asian="14pt" style:font-weight-asian="normal" style:font-size-complex="14pt" style:font-weight-complex="normal"/>
    </style:style>
    <style:style style:name="P88" style:family="paragraph" style:parent-style-name="Preformatted_20_Text">
      <style:paragraph-properties fo:margin-top="0in" fo:margin-bottom="0.1965in" loext:contextual-spacing="false" fo:text-align="center" style:justify-single-word="false"/>
      <style:text-properties fo:color="#000000" style:font-name="Liberation Serif" fo:font-size="14pt" fo:font-weight="normal" officeooo:rsid="002549b3" officeooo:paragraph-rsid="002549b3" style:font-size-asian="14pt" style:font-weight-asian="normal" style:font-size-complex="14pt" style:font-weight-complex="normal"/>
    </style:style>
    <style:style style:name="P89" style:family="paragraph" style:parent-style-name="Preformatted_20_Text">
      <style:paragraph-properties fo:margin-top="0in" fo:margin-bottom="0.1965in" loext:contextual-spacing="false" fo:text-align="justify" style:justify-single-word="false"/>
      <style:text-properties fo:color="#000000" style:font-name="Liberation Serif" fo:font-size="14pt" fo:font-weight="normal" officeooo:rsid="00398df9" officeooo:paragraph-rsid="00398df9" style:font-size-asian="14pt" style:font-weight-asian="normal" style:font-size-complex="14pt" style:font-weight-complex="normal"/>
    </style:style>
    <style:style style:name="P90" style:family="paragraph" style:parent-style-name="Preformatted_20_Text">
      <style:paragraph-properties fo:margin-top="0in" fo:margin-bottom="0.1965in" loext:contextual-spacing="false" fo:text-align="justify" style:justify-single-word="false"/>
      <style:text-properties fo:color="#000000" style:font-name="Liberation Serif" fo:font-size="14pt" fo:font-weight="normal" officeooo:rsid="004512a1" officeooo:paragraph-rsid="004512a1" style:font-size-asian="14pt" style:font-weight-asian="normal" style:font-size-complex="14pt" style:font-weight-complex="normal"/>
    </style:style>
    <style:style style:name="P91" style:family="paragraph" style:parent-style-name="Preformatted_20_Text">
      <style:paragraph-properties fo:margin-top="0in" fo:margin-bottom="0.078in" loext:contextual-spacing="false" fo:text-align="center" style:justify-single-word="false"/>
      <style:text-properties fo:color="#000000" style:font-name="Liberation Serif" fo:font-size="14pt" fo:font-weight="normal" officeooo:paragraph-rsid="0024f31d" style:font-size-asian="14pt" style:font-weight-asian="normal" style:font-size-complex="14pt" style:font-weight-complex="normal"/>
    </style:style>
    <style:style style:name="P92" style:family="paragraph" style:parent-style-name="Preformatted_20_Text">
      <style:paragraph-properties fo:margin-top="0in" fo:margin-bottom="0.078in" loext:contextual-spacing="false" fo:text-align="center" style:justify-single-word="false"/>
      <style:text-properties fo:color="#000000" style:font-name="Liberation Serif" fo:font-size="14pt" fo:font-weight="normal" officeooo:rsid="0022f847" officeooo:paragraph-rsid="004def81"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officeooo:rsid="001f0e53" style:font-size-asian="14pt" style:font-size-complex="14pt"/>
    </style:style>
    <style:style style:name="T3" style:family="text">
      <style:text-properties fo:font-size="14pt" officeooo:rsid="004fb46e"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f0e53" style:font-size-asian="14pt" style:font-weight-asian="bold" style:font-size-complex="14pt" style:font-weight-complex="bold"/>
    </style:style>
    <style:style style:name="T6" style:family="text">
      <style:text-properties fo:font-variant="normal" fo:text-transform="none" fo:color="#000000" style:font-name="georgia" fo:font-size="12pt" fo:letter-spacing="normal" fo:font-style="normal" fo:font-weight="normal" officeooo:rsid="001f0e53" style:font-size-asian="12pt" style:font-size-complex="12pt"/>
    </style:style>
    <style:style style:name="T7" style:family="text">
      <style:text-properties officeooo:rsid="0022f847"/>
    </style:style>
    <style:style style:name="T8" style:family="text">
      <style:text-properties officeooo:rsid="00271f0d"/>
    </style:style>
    <style:style style:name="T9" style:family="text">
      <style:text-properties officeooo:rsid="00284990"/>
    </style:style>
    <style:style style:name="T10" style:family="text">
      <style:text-properties officeooo:rsid="00295004"/>
    </style:style>
    <style:style style:name="T11" style:family="text">
      <style:text-properties officeooo:rsid="002ae1b5"/>
    </style:style>
    <style:style style:name="T12" style:family="text">
      <style:text-properties officeooo:rsid="002c90b8"/>
    </style:style>
    <style:style style:name="T13" style:family="text">
      <style:text-properties officeooo:rsid="002dc2be" style:font-size-asian="14pt" style:font-size-complex="14pt"/>
    </style:style>
    <style:style style:name="T14" style:family="text">
      <style:text-properties fo:color="#000000" style:font-name="Liberation Serif"/>
    </style:style>
    <style:style style:name="T15" style:family="text">
      <style:text-properties fo:color="#000000" style:font-name="Liberation Serif" style:text-underline-style="solid" style:text-underline-width="auto" style:text-underline-color="font-color"/>
    </style:style>
    <style:style style:name="T16" style:family="text">
      <style:text-properties fo:color="#000000" style:font-name="Liberation Serif" fo:font-size="14pt" style:text-underline-style="none" fo:font-weight="normal" officeooo:rsid="004fb46e" style:font-size-asian="14pt" style:font-weight-asian="normal" style:font-size-complex="14pt" style:font-weight-complex="normal"/>
    </style:style>
    <style:style style:name="T17" style:family="text">
      <style:text-properties fo:color="#000000" style:font-name="Liberation Serif" officeooo:rsid="0022f847"/>
    </style:style>
    <style:style style:name="T18" style:family="text">
      <style:text-properties fo:color="#000000" style:text-position="0% 100%" style:font-name="Liberation Serif" fo:font-size="14pt" fo:font-weight="normal" officeooo:rsid="0048b5d4" style:font-size-asian="14pt" style:font-weight-asian="normal" style:font-size-complex="14pt" style:font-weight-complex="normal"/>
    </style:style>
    <style:style style:name="T19" style:family="text">
      <style:text-properties officeooo:rsid="002e2825"/>
    </style:style>
    <style:style style:name="T20" style:family="text">
      <style:text-properties officeooo:rsid="002ece9a"/>
    </style:style>
    <style:style style:name="T21" style:family="text">
      <style:text-properties officeooo:rsid="0034f7c1"/>
    </style:style>
    <style:style style:name="T22" style:family="text">
      <style:text-properties officeooo:rsid="00356381"/>
    </style:style>
    <style:style style:name="T23" style:family="text">
      <style:text-properties officeooo:rsid="0035b08a"/>
    </style:style>
    <style:style style:name="T24" style:family="text">
      <style:text-properties officeooo:rsid="00377eb1"/>
    </style:style>
    <style:style style:name="T25" style:family="text">
      <style:text-properties officeooo:rsid="0038f08f"/>
    </style:style>
    <style:style style:name="T26" style:family="text">
      <style:text-properties officeooo:rsid="003e2671"/>
    </style:style>
    <style:style style:name="T27" style:family="text">
      <style:text-properties officeooo:rsid="00413880"/>
    </style:style>
    <style:style style:name="T28" style:family="text">
      <style:text-properties officeooo:rsid="0043c906"/>
    </style:style>
    <style:style style:name="T29" style:family="text">
      <style:text-properties officeooo:rsid="0046890b"/>
    </style:style>
    <style:style style:name="T30" style:family="text">
      <style:text-properties style:text-position="sub 58%" fo:font-weight="bold" style:font-weight-asian="bold" style:font-weight-complex="bold"/>
    </style:style>
    <style:style style:name="T31" style:family="text">
      <style:text-properties style:text-position="sub 58%" fo:font-weight="bold" officeooo:rsid="004979ab" style:font-weight-asian="bold" style:font-weight-complex="bold"/>
    </style:style>
    <style:style style:name="T32" style:family="text">
      <style:text-properties style:text-position="sub 58%" fo:font-weight="bold" officeooo:rsid="00497d29" style:font-weight-asian="bold" style:font-weight-complex="bold"/>
    </style:style>
    <style:style style:name="T33" style:family="text">
      <style:text-properties style:text-position="sub 58%" fo:font-weight="bold" officeooo:rsid="0048b5d4" style:font-weight-asian="bold" style:font-weight-complex="bold"/>
    </style:style>
    <style:style style:name="T34" style:family="text">
      <style:text-properties officeooo:rsid="0048b5d4"/>
    </style:style>
    <style:style style:name="T35" style:family="text">
      <style:text-properties style:text-position="0% 100%"/>
    </style:style>
    <style:style style:name="T36" style:family="text">
      <style:text-properties style:text-position="0% 100%" fo:font-weight="bold" style:font-weight-asian="bold" style:font-weight-complex="bold"/>
    </style:style>
    <style:style style:name="T37" style:family="text">
      <style:text-properties style:text-position="0% 100%" fo:font-weight="bold" officeooo:rsid="004979ab" style:font-weight-asian="bold" style:font-weight-complex="bold"/>
    </style:style>
    <style:style style:name="T38" style:family="text">
      <style:text-properties style:text-position="0% 100%" fo:font-weight="bold" officeooo:rsid="0056c845" style:font-weight-asian="bold" style:font-weight-complex="bold"/>
    </style:style>
    <style:style style:name="T39" style:family="text">
      <style:text-properties style:text-position="0% 100%" officeooo:rsid="00497d29"/>
    </style:style>
    <style:style style:name="T40" style:family="text">
      <style:text-properties style:text-position="0% 100%" officeooo:rsid="005341fa"/>
    </style:style>
    <style:style style:name="T41" style:family="text">
      <style:text-properties style:text-position="0% 100%" fo:font-size="16pt" fo:font-weight="bold" officeooo:rsid="005341fa" style:font-size-asian="16pt" style:font-weight-asian="bold" style:font-size-complex="16pt" style:font-weight-complex="bold"/>
    </style:style>
    <style:style style:name="T42" style:family="text">
      <style:text-properties style:text-position="0% 100%" fo:font-size="16pt" fo:font-weight="bold" officeooo:rsid="005a4405" style:font-size-asian="16pt" style:font-weight-asian="bold" style:font-size-complex="16pt" style:font-weight-complex="bold"/>
    </style:style>
    <style:style style:name="T43" style:family="text">
      <style:text-properties style:text-position="0% 100%" fo:font-size="16pt" officeooo:rsid="005a4405" style:font-size-asian="16pt" style:font-size-complex="16pt"/>
    </style:style>
    <style:style style:name="T44" style:family="text">
      <style:text-properties style:text-position="0% 100%" officeooo:rsid="00550a40"/>
    </style:style>
    <style:style style:name="T45" style:family="text">
      <style:text-properties style:text-position="0% 100%" officeooo:rsid="0048b5d4"/>
    </style:style>
    <style:style style:name="T46" style:family="text">
      <style:text-properties style:text-position="0% 100%" officeooo:rsid="0056c845"/>
    </style:style>
    <style:style style:name="T47" style:family="text">
      <style:text-properties style:text-position="0% 100%" officeooo:rsid="005a4405"/>
    </style:style>
    <style:style style:name="T48" style:family="text">
      <style:text-properties fo:font-weight="bold" style:font-weight-asian="bold" style:font-weight-complex="bold"/>
    </style:style>
    <style:style style:name="T49" style:family="text">
      <style:text-properties fo:font-weight="bold" officeooo:rsid="00497d29" style:font-weight-asian="bold" style:font-weight-complex="bold"/>
    </style:style>
    <style:style style:name="T50" style:family="text">
      <style:text-properties officeooo:rsid="004979ab"/>
    </style:style>
    <style:style style:name="T51" style:family="text">
      <style:text-properties officeooo:rsid="00497d29"/>
    </style:style>
    <style:style style:name="T52" style:family="text">
      <style:text-properties officeooo:rsid="004b6e6c"/>
    </style:style>
    <style:style style:name="T53" style:family="text">
      <style:text-properties officeooo:rsid="005168a3"/>
    </style:style>
    <style:style style:name="T54" style:family="text">
      <style:text-properties officeooo:rsid="0056c845"/>
    </style:style>
    <style:style style:name="T55" style:family="text">
      <style:text-properties officeooo:rsid="002e49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E 515 Multimedia and Web Databases</text:p>
      <text:p text:style-name="P6">Project 1 Phase #1</text:p>
      <text:p text:style-name="P7"/>
      <text:p text:style-name="P6"/>
      <text:p text:style-name="P6"/>
      <text:p text:style-name="P4">Group Members:</text:p>
      <text:p text:style-name="P6">Kushal Bhatt</text:p>
      <text:p text:style-name="P6">Arun <text:span text:style-name="T20">Srivatsa</text:span></text:p>
      <text:p text:style-name="P6">Suraj Shah</text:p>
      <text:p text:style-name="P6">Ninad <text:span text:style-name="T20">Jadhav</text:span></text:p>
      <text:p text:style-name="P6">Pranav Deshpande</text:p>
      <text:p text:style-name="P6">Ach<text:span text:style-name="T20">y</text:span>utha Bhar<text:span text:style-name="T20">a</text:span>dwaj</text:p>
      <text:p text:style-name="P8"/>
      <text:p text:style-name="P7"/>
      <text:p text:style-name="P5">Abstract</text:p>
      <text:p text:style-name="P9"/>
      <text:p text:style-name="P1"><text:bookmark-start text:name="__DdeLink__3_542252620"/><text:span text:style-name="T2">The phase 1 of the course project focuses on vector models and information retrieval using TF-IDF (Term Frequency – inverse document frequency). TF-IDF is useful for numerical analysis of text based data to reflect how important a word is for a document in a collection of documents. </text:span><text:span text:style-name="T6">The importance of a word increases proportionally with number of times it appears in the document but it is offset by the frequency of the word in the corpus.</text:span><text:span text:style-name="T2"> In this project we are counting TF-IDF for actors, genres and users on a given imdb+MovieLens dataset. The whole phase is divided into 4 major subtasks. Task 1 focuses on finding weighted tag vector for a given actor, Task 2 is for genres and Task 3 on users. Task 3 output can help us in user modeling. Task 4 tries differentiates two genres by using TF-IDF difference or probabilistic relevance feedback <text:s text:c="2"/>models.</text:span><text:bookmark-end text:name="__DdeLink__3_542252620"/></text:p>
      <text:p text:style-name="P7"><text:s/></text:p>
      <text:p text:style-name="P2"><text:span text:style-name="T5">K</text:span><text:span text:style-name="T4">eywords</text:span></text:p>
      <text:p text:style-name="P10">TF, IDF, TF-IDF, Probability relevance feedbac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3"><text:soft-page-break/>Assumptions</text:p>
      <text:list xml:id="list3890287613990275082" text:style-name="L1">
        <text:list-item>
          <text:p text:style-name="P14">This implementation is based on the given dataset structure and schema. <text:s/>It will work only <text:span text:style-name="T24">if</text:span> the data <text:span text:style-name="T24">is </text:span>provided in a similar structure.</text:p>
        </text:list-item>
        <text:list-item>
          <text:p text:style-name="P14">For TASK 3 in computing tag-vector for a user it is assumed that mlratings table describes user’s watched movie history – a user u has watched a movie x if there an entry for u with movie x. Since mlratings has huge data the model is working as intended.</text:p>
        </text:list-item>
        <text:list-item>
          <text:p text:style-name="P14">In IDF computation the base of log function is assumed to be 10.</text:p>
        </text:list-item>
        <text:list-item>
          <text:p text:style-name="P14">Any other spec<text:span text:style-name="T24">ific</text:span> assumptions are mentioned for each task separately. </text:p>
        </text:list-item>
        <text:list-item>
          <text:p text:style-name="P36">Task1,2,4 requires joined data over 2 or more tables. In order for faster consecutive executions some helper data tables for tasks are precomputed.</text:p>
          <text:p text:style-name="P36">In the implementation this additional tables will be created by performing join if they do not exist. </text:p>
          <text:p text:style-name="P36">Hence the very first execution can take longer. But after that it will be faster.</text:p>
        </text:list-item>
        <text:list-item>
          <text:p text:style-name="P37">Relative tag weights for newer/older tags are considered for TF computation only. So while computing TF-IDF they will get included from TF values. it is specific to this implementation. IDF is just for rarity of a feature. </text:p>
        </text:list-item>
      </text:list>
      <text:p text:style-name="P15"/>
      <text:p text:style-name="P39">Description of Implementation</text:p>
      <text:p text:style-name="P28"/>
      <text:p text:style-name="P29">For tasks 1,2,3 while computing tag vectors newer tags are required to be given more weights because they are considered more descriptive for a movie. </text:p>
      <text:p text:style-name="P16">In order to give more importance to newer tags and actor ranks , normalization is performed over data. The tag timestamps are first converted to miliseconds precision.<text:span text:style-name="T25">For this UNIX Epoch time used as a reference t0. No of miliseconds from Epoch to a given timestamp is calculated and then weights are computed.</text:span> </text:p>
      <text:p text:style-name="P21"><text:span text:style-name="T25">Now,</text:span> based on latest and oldest timestamp corresponding <text:s/>weight values in the range 0.5 to 1 is assigned. Meaning that the oldest timestamp will get value 0.5 and The latest will get 1.0 . </text:p>
      <text:p text:style-name="P38"><text:span text:style-name="T7">e.g. for a timestamp t relative weight is computed as </text:span></text:p>
      <text:p text:style-name="P38"><text:span text:style-name="T14">weight = (</text:span><text:span text:style-name="T17">t</text:span><text:span text:style-name="T14"> - min) / (max-min)</text:span></text:p>
      <text:p text:style-name="P86">This value will be in [0,1] <text:span text:style-name="T7">and then</text:span> scale<text:span text:style-name="T7">d</text:span> to [0.5,1] using <text:span text:style-name="T7">formula <text:s/>y = </text:span>ax+b</text:p>
      <text:p text:style-name="P87"><text:span text:style-name="T8">0.5 is selected as a base value so that the tag doesn’t loose it important at all. Otherwise during tf computation the older tags will get near 0 values and can loose importance by larger factor. </text:span></text:p>
      <text:p text:style-name="P91"><text:span text:style-name="T7">0 should be scaled to 0.5 and 1 to 1. </text:span><text:tab/><text:tab/></text:p>
      <text:p text:style-name="P92">0.5 = a (0)+b <text:s text:c="2"/>and <text:s text:c="2"/>1 = <text:s/>a(1)+b <text:s text:c="4"/></text:p>
      <text:p text:style-name="P92">solving the equation gives a = b = 0.5</text:p>
      <text:p text:style-name="P92">hence relative weight = 0.5*(weight) +0.5</text:p>
      <text:p text:style-name="P88"><text:soft-page-break/>This implementation is dynamic and computes weights based on currently provided latest and oldest timestamps. Also, it is assumed that any tag with even a second later timestamp is more important. </text:p>
      <text:p text:style-name="P90">TF-IDF is computed from TF and IDF vlaues for all tasks.</text:p>
      <text:p text:style-name="P90"><text:tab/>TF-IDF <text:s/>= TF * IDF</text:p>
      <text:p text:style-name="P89">Output of all tasks is descending order of tag weight scores. </text:p>
      <text:p text:style-name="P40"><text:bookmark-start text:name="__DdeLink__226_1292178598"/>Task-1:<text:bookmark-end text:name="__DdeLink__226_1292178598"/></text:p>
      <text:p text:style-name="P17">In this task the goal is to find a weighted tag vector for a given actor by considering all the movies in which he/she appears. Here the corpus is <text:span text:style-name="T21">taken as </text:span>all the actors <text:s/>since we are interested in them. <text:span text:style-name="T22">One document is one actor. Consider all the movies played by this actor and get tags for those movies to find tf , idf.</text:span></text:p>
      <text:p text:style-name="P17"/>
      <text:p text:style-name="P17">TF <text:span text:style-name="T10">for an actor for tag t </text:span>= <text:span text:style-name="T9">(no of times tag t appears for actor) / (no of tags)</text:span> <text:s/></text:p>
      <text:p text:style-name="P17"/>
      <text:p text:style-name="P18"><text:span text:style-name="T10">But</text:span> <text:span text:style-name="T10">it is required that </text:span>more weight is assigned to movie tags which are more recent and movies in which the actor appears with more important role (lower rank)</text:p>
      <text:p text:style-name="P18"/>
      <text:p text:style-name="P30"><text:span text:style-name="T10">I</text:span>n order to give actor ranks relative weights, similar approach to timestamps is used. Here lower the rank, more important it is. </text:p>
      <text:p text:style-name="P32">weight = (rank – min_rank) / (max_rank – min_rank)</text:p>
      <text:p text:style-name="P30">This <text:span text:style-name="T9">weight</text:span> will be in range 0-1 <text:s/>with highest rank getting weight 1. But we need it the other way round. So using y = ax+b we will map range [0,1] to [0.5,1] with 1 getting relative weight 0.5 and 0 getting 1. (Lowest rank gets highest weight)</text:p>
      <text:p text:style-name="P32">relative_weight = -0.5 * (weight)+1</text:p>
      <text:p text:style-name="P30"/>
      <text:p text:style-name="P31">By taking into account relative timestamp weight and actor_rank weight overall relatiive weight is computed <text:s/>by first adding this two weights and then mapping the sum range [1,2] to [0.5,1]. <text:s text:c="2"/>This is just selected for a simplicity. Range could be anything. The value of TF weights might differ but the ranking of TF-weights will not.</text:p>
      <text:p text:style-name="P31"><text:span text:style-name="T10">We will use this accumulated relative weight in below TF computation. </text:span><text:s text:c="2"/></text:p>
      <text:p text:style-name="P19"><text:s text:c="2"/></text:p>
      <text:p text:style-name="P22">Now for a given tag t TF <text:s text:c="2"/>= <text:s/>(Sum of weights for all <text:span text:style-name="T21">occurrences</text:span> of t for this actor)</text:p>
      <text:p text:style-name="P19"><text:tab/><text:tab/><text:tab/><text:tab/><text:tab/>--------------------------------------------------------------</text:p>
      <text:p text:style-name="P19"><text:tab/><text:tab/><text:tab/><text:tab/><text:tab/><text:tab/> <text:s text:c="3"/><text:span text:style-name="T8">(sum of all weights for this actor)</text:span></text:p>
      <text:p text:style-name="P33"><text:tab/></text:p>
      <text:p text:style-name="P33">Here, if a tag was appearing for 5 times then in above revised TF formula numerator will become sum of 5 corresponding relative weights. </text:p>
      <text:p text:style-name="P22">And since our corpus is actors, IDF is computed as</text:p>
      <text:p text:style-name="P22"><text:soft-page-break/></text:p>
      <text:p text:style-name="P25">IDF = log ( <text:s/>no of actors / no of all actors <text:s/><text:span text:style-name="T10">having</text:span> t ).</text:p>
      <text:p text:style-name="P22"/>
      <text:p text:style-name="P22">In order for computing above TF and IDF data from multiple tables are required. <text:bookmark-start text:name="__DdeLink__231_1292178598"/><text:span text:style-name="T11">F</text:span>or faster computation a separate joined table is pre-computed and named master in the implementaion. It is join over mlmovies, mltags , movie_actor .<text:bookmark-end text:name="__DdeLink__231_1292178598"/> <text:s/>Mltags has taginfo, mlmovies has actor info and movie_actor gives actor ranks .</text:p>
      <text:p text:style-name="P22"/>
      <text:p text:style-name="P41">TASK:2</text:p>
      <text:p text:style-name="P26"><text:bookmark-start text:name="__DdeLink__233_1292178598"/>Task 2 gives tag vector for a given genre. <text:s/>The TF computation is similar to TASK-1 only that actor movie ranks are <text:span text:style-name="T10">not </text:span>needed. <text:span text:style-name="T7">Here the corpus is all the genres <text:s/>since we are interested in them.</text:span><text:bookmark-end text:name="__DdeLink__233_1292178598"/><text:span text:style-name="T7"> One document is one genre. Consider all the movies with this genre and get tags for those movies to find tf , idf.</text:span></text:p>
      <text:p text:style-name="P33">Get all the tags occuring for movies in this genre. </text:p>
      <text:p text:style-name="P27"/>
      <text:p text:style-name="P23">Now for a tag t TF <text:s text:c="2"/>= <text:s/>(Sum of tag_weights for all occurances of t in this genre)</text:p>
      <text:p text:style-name="P18"><text:tab/><text:tab/><text:tab/><text:tab/>--------------------------------------------------------------</text:p>
      <text:p text:style-name="P18"><text:tab/><text:tab/><text:tab/><text:tab/><text:tab/><text:span text:style-name="T8">(sum of all tag_weights for this genre)</text:span></text:p>
      <text:p text:style-name="P33"><text:tab/><text:tab/>I<text:bookmark-start text:name="__DdeLink__236_1292178598"/>DF = log(<text:span text:style-name="T8">no of </text:span>genres<text:span text:style-name="T8"> / no of all </text:span>genres<text:span text:style-name="T8"> </text:span>having<text:span text:style-name="T8"> t</text:span>)<text:bookmark-end text:name="__DdeLink__236_1292178598"/></text:p>
      <text:p text:style-name="P34">Task 2 also requires data from multiple tables. F<text:span text:style-name="T8">or faster computation a separate joined table is pre-computed and named </text:span>task2<text:span text:style-name="T8"> in the </text:span>implementation.<text:span text:style-name="T8"> It is </text:span>a <text:span text:style-name="T8">join over mlmovies </text:span>and<text:span text:style-name="T8"> mltags.</text:span></text:p>
      <text:p text:style-name="P34"/>
      <text:p text:style-name="P42">TASK 3:</text:p>
      <text:p text:style-name="P26">Task 3 gives tag vector for a given userid. <text:s/>The TF computation is similar to TASK-2. Here the corpus is all the users since we are interested in user behaviors. Output of this task can be used to gather information about use trends and can be used for user modeling. <text:span text:style-name="T22">One document is one user. Consider all the movies watched by this user and get tags for those movies to find tf , idf.</text:span> </text:p>
      <text:p text:style-name="P35">First get all the tags for the movies watched by this user <text:span text:style-name="T23">from mlratings</text:span>. <text:s/></text:p>
      <text:p text:style-name="P35"/>
      <text:p text:style-name="P24">Now for a tag t TF <text:s text:c="2"/>= <text:s text:c="9"/>(Sum of tag_weights for all occurances of t )</text:p>
      <text:p text:style-name="P20"><text:tab/><text:tab/><text:tab/><text:tab/>--------------------------------------------------------------</text:p>
      <text:p text:style-name="P51"><text:tab/><text:tab/><text:tab/><text:tab/> <text:s text:c="6"/><text:span text:style-name="T8">(sum of all tag_weights for this user)</text:span></text:p>
      <text:p text:style-name="P51"><text:tab/><text:tab/><text:span text:style-name="T12">IDF = log(no of users / no of all users having tag t in movies watched)</text:span></text:p>
      <text:p text:style-name="P52">This task 3 requires information from mlratings and mltags. Mlratings gives movies for a particular user and tags needs to be extracted for those movies from mltags.</text:p>
      <text:p text:style-name="P52">Due to huge size of mlratings <text:span text:style-name="T27">data </text:span>the IDF computation is taking considerable time. </text:p>
      <text:p text:style-name="P66"><text:soft-page-break/>TASK 4:</text:p>
      <text:p text:style-name="P48"><text:span text:style-name="T28">The main objective of this task is to produce a differentiating tag vector for given two genres. For computing the differentiating tag vector following three models are used:</text:span></text:p>
      <text:p text:style-name="P54">TF-IDF-DIFF , P-DIFF1, P-DIFF2</text:p>
      <text:p text:style-name="P11"/>
      <text:p text:style-name="P68">TF-IDF-DIFF:</text:p>
      <text:p text:style-name="P55">For this model tfs are computed same as task2 for both genre. For IDF instead of considering all movies only movies in genre1 and genre2 are considered. </text:p>
      <text:p text:style-name="P56">Here for IDF calculation genre,movie tuples are selected from the dataset. We are considering all tags present in set of movies with genre1 or genre 2.</text:p>
      <text:p text:style-name="P56">If a tag is not present for genre then tf =0 hence TF-IDF will be 0. </text:p>
      <text:p text:style-name="P56"><text:tab/>For genre g and tag t:</text:p>
      <text:p text:style-name="P56"><text:tab/><text:tab/>IDF = log (no of movies with g1 or g2 / no of movies in g having t)</text:p>
      <text:p text:style-name="P57">TF-IDF is computed for both genres. <text:span text:style-name="T29">The differentiating tag vector is computed by subtracting TF-IDF values for each tag. Output is printed in descending order of resulting differences.</text:span></text:p>
      <text:p text:style-name="P67">P-DIFF1:</text:p>
      <text:p text:style-name="P58">The objective of this task is to compute the tag vector which is used to discriminate between the given genres g1 and g2 using <text:span text:style-name="T34">given</text:span> formula.</text:p>
      <text:p text:style-name="P79"><text:span text:style-name="T35"><text:tab/> <text:s text:c="24"/>(r</text:span><text:span text:style-name="T30">1,j</text:span><text:span text:style-name="T35"> / R – r</text:span><text:span text:style-name="T30">1,j</text:span><text:span text:style-name="T35">) <text:s text:c="17"/><text:tab/></text:span><text:span text:style-name="T40">| </text:span><text:span text:style-name="T35">r</text:span><text:span text:style-name="T30">1,j </text:span><text:span text:style-name="T35"><text:s text:c="7"/>(m</text:span><text:span text:style-name="T30">1,j</text:span><text:span text:style-name="T35"> – r</text:span><text:span text:style-name="T30">1,j</text:span><text:span text:style-name="T35">) </text:span><text:span text:style-name="T40">|</text:span></text:p>
      <text:p text:style-name="P79"><text:span text:style-name="T44">W1,j =</text:span><text:span text:style-name="T35"> <text:s text:c="2"/></text:span><text:span text:style-name="T40">log</text:span><text:span text:style-name="T35"><text:tab/>-------------------------------------- <text:s text:c="5"/>* <text:s/></text:span><text:span text:style-name="T40">| --- <text:s text:c="3"/></text:span><text:span text:style-name="T41">-</text:span><text:span text:style-name="T40"> <text:s text:c="3"/>---------- <text:s/>|</text:span></text:p>
      <text:p text:style-name="P80"><text:span text:style-name="T35"><text:tab/><text:tab/>( (</text:span><text:bookmark-start text:name="__DdeLink__413_1729431988"/><text:span text:style-name="T35">m</text:span><text:span text:style-name="T30">1,j</text:span><text:span text:style-name="T35"> – r</text:span><text:span text:style-name="T30">1,j</text:span><text:span text:style-name="T35">)</text:span><text:bookmark-end text:name="__DdeLink__413_1729431988"/><text:span text:style-name="T35"> / (M – m</text:span><text:span text:style-name="T30">1,j </text:span><text:span text:style-name="T36"><text:s/>- </text:span><text:span text:style-name="T35">R – r</text:span><text:span text:style-name="T30">1,j</text:span><text:span text:style-name="T35">))<text:tab/></text:span><text:span text:style-name="T40">| R</text:span><text:span text:style-name="T35"><text:tab/> <text:s text:c="4"/></text:span><text:span text:style-name="T40">(M-R)<text:tab/>|</text:span></text:p>
      <text:p text:style-name="P80"><text:span text:style-name="T40"/></text:p>
      <text:p text:style-name="P59">For a special cases where r = 0 or r =m <text:s/>log is undefined. For such cases alternative formula <text:span text:style-name="T50">mentioned in the book[2] is used. Smoothing values 0.5 for numerator and <text:s/>1 for denominator are added in the probability calculation.</text:span></text:p>
      <text:p text:style-name="P61"><text:s/><text:span text:style-name="T51">p( f</text:span><text:span text:style-name="T32">k</text:span><text:span text:style-name="T51"> |relevant) = (</text:span><text:bookmark-start text:name="__DdeLink__415_1729431988"/><text:span text:style-name="T51"> </text:span><text:bookmark-end text:name="__DdeLink__415_1729431988"/><text:span text:style-name="T35">r</text:span><text:span text:style-name="T30">1,j</text:span><text:span text:style-name="T51"> + 0.5) / <text:s/>(|R| + 1) <text:s/>let’s call this </text:span><text:span text:style-name="T49">a</text:span></text:p>
      <text:p text:style-name="P63">p( f<text:span text:style-name="T30">k</text:span> |irrelevant) = ((<text:span text:style-name="T30"> </text:span><text:span text:style-name="T46">m</text:span><text:span text:style-name="T33">1,j</text:span> − <text:span text:style-name="T45">r</text:span><text:span text:style-name="T33">1,j</text:span> ) + 0.5) / (|<text:span text:style-name="T54">M</text:span> − R| + 1) let’s call <text:s/>this <text:span text:style-name="T48">b</text:span></text:p>
      <text:p text:style-name="P82"><text:soft-page-break/><text:span text:style-name="T35"><text:tab/> <text:s text:c="19"/></text:span><text:span text:style-name="T46">(a * (1-b))</text:span><text:span text:style-name="T35"> <text:s text:c="17"/><text:tab/></text:span></text:p>
      <text:p text:style-name="P82"><text:span text:style-name="T44">W1,j =</text:span><text:span text:style-name="T35"> <text:s text:c="2"/></text:span><text:span text:style-name="T40">log</text:span><text:span text:style-name="T35"><text:tab/>------------------------- <text:s text:c="5"/>* <text:tab/></text:span><text:span text:style-name="T47">|</text:span><text:span text:style-name="T40"> <text:s/></text:span><text:span text:style-name="T47">a</text:span><text:span text:style-name="T40"> – </text:span><text:span text:style-name="T47">b |</text:span><text:span text:style-name="T41"> </text:span><text:span text:style-name="T43"><text:s/></text:span><text:span text:style-name="T40"><text:s text:c="5"/></text:span></text:p>
      <text:p text:style-name="P82"><text:span text:style-name="T35"><text:tab/><text:tab/> <text:tab/></text:span><text:span text:style-name="T46">b</text:span><text:bookmark-start text:name="__DdeLink__413_17294319883"/><text:bookmark-end text:name="__DdeLink__413_17294319883"/><text:span text:style-name="T35"> * </text:span><text:span text:style-name="T46">(1-a)</text:span><text:span text:style-name="T35"><text:tab/><text:tab/><text:tab/><text:tab/> <text:s text:c="4"/></text:span><text:span text:style-name="T40"><text:tab/></text:span></text:p>
      <text:p text:style-name="P75">where,</text:p>
      <text:p text:style-name="P70">r<text:span text:style-name="T30">1,j</text:span> is the number of movies in genre, g 1 , containing the tag t<text:span text:style-name="T30">j</text:span></text:p>
      <text:p text:style-name="P70">m<text:span text:style-name="T30">1,j</text:span> is the number of movies in genre, g 1 or g 2 , containing the tag t<text:span text:style-name="T30">j</text:span></text:p>
      <text:p text:style-name="P70">R = |movies(g1)|</text:p>
      <text:p text:style-name="P70">M = |movies(g1) | ∪ |movies(g2)|</text:p>
      <text:p text:style-name="P74">This values are computed for both genres. And t<text:span text:style-name="T29">he differentiating tag vector is computed by subtracting TF-IDF values for each tag. Output is printed in descending order of resulting differences. The output can be interpreted as below: </text:span></text:p>
      <text:p text:style-name="P74"><text:span text:style-name="T29">positive difference means the tags define genre1 more, negative values defines genre2 more, Near zero values means those tags are less differentiating two genres. </text:span></text:p>
      <text:p text:style-name="P78"/>
      <text:p text:style-name="P78">P-DIFF2</text:p>
      <text:p text:style-name="P76">The goal is similar to P-DIFF1 but the method of differentiating is slightly different.</text:p>
      <text:p text:style-name="P64">The formula structure is similar to P-DIFF1 with but the meaning of terms changes.</text:p>
      <text:p text:style-name="P81"><text:span text:style-name="T35"><text:tab/> <text:s text:c="24"/>(r</text:span><text:span text:style-name="T30">1,j</text:span><text:span text:style-name="T35"> / R – r</text:span><text:span text:style-name="T30">1,j</text:span><text:span text:style-name="T35">) <text:s text:c="17"/><text:tab/></text:span><text:span text:style-name="T40">| </text:span><text:span text:style-name="T35">r</text:span><text:span text:style-name="T30">1,j </text:span><text:span text:style-name="T35"><text:s text:c="7"/>(m</text:span><text:span text:style-name="T30">1,j</text:span><text:span text:style-name="T35"> – r</text:span><text:span text:style-name="T30">1,j</text:span><text:span text:style-name="T35">) </text:span><text:span text:style-name="T40">|</text:span></text:p>
      <text:p text:style-name="P81"><text:span text:style-name="T44">W1,j =</text:span><text:span text:style-name="T35"> <text:s text:c="2"/></text:span><text:span text:style-name="T40">log</text:span><text:span text:style-name="T35"><text:tab/>-------------------------------------- <text:s text:c="5"/>* <text:s/></text:span><text:span text:style-name="T40">| --- <text:s text:c="3"/></text:span><text:span text:style-name="T41">-</text:span><text:span text:style-name="T40"> <text:s text:c="3"/>---------- <text:s/>|</text:span></text:p>
      <text:p text:style-name="P81"><text:span text:style-name="T35"><text:tab/><text:tab/>( (</text:span><text:bookmark-start text:name="__DdeLink__413_17294319882"/><text:span text:style-name="T35">m</text:span><text:span text:style-name="T30">1,j</text:span><text:span text:style-name="T35"> – r</text:span><text:span text:style-name="T30">1,j</text:span><text:span text:style-name="T35">)</text:span><text:bookmark-end text:name="__DdeLink__413_17294319882"/><text:span text:style-name="T35"> / (M – m</text:span><text:span text:style-name="T30">1,j </text:span><text:span text:style-name="T36"><text:s/>- </text:span><text:span text:style-name="T35">R – r</text:span><text:span text:style-name="T30">1,j</text:span><text:span text:style-name="T35">))<text:tab/></text:span><text:span text:style-name="T40">| R</text:span><text:span text:style-name="T35"><text:tab/> <text:s text:c="4"/></text:span><text:span text:style-name="T40">(M-R)<text:tab/>|</text:span></text:p>
      <text:p text:style-name="P81"><text:span text:style-name="T18"/></text:p>
      <text:p text:style-name="P60">For a special cases where r = 0 or r =m <text:s/>log is undefined. For such cases alternative formula <text:span text:style-name="T50">mentioned in the book[2] is used. Smoothing values 0.5 for numerator and <text:s/>1 for denominator are added in the probablity calculation.</text:span></text:p>
      <text:p text:style-name="P72"><text:s/><text:span text:style-name="T51">p( f</text:span><text:span text:style-name="T32">k</text:span><text:span text:style-name="T51"> |relevant) = (</text:span><text:bookmark-start text:name="__DdeLink__415_17294319882"/><text:span text:style-name="T51"> </text:span><text:bookmark-end text:name="__DdeLink__415_17294319882"/><text:span text:style-name="T35">r</text:span><text:span text:style-name="T30">1,j</text:span><text:span text:style-name="T51"> + 0.5) / <text:s/>(|R| + 1) <text:s/>let’s call this </text:span><text:span text:style-name="T49">a</text:span></text:p>
      <text:p text:style-name="P75">p( f<text:span text:style-name="T30">k</text:span> |irrelevant) = ((<text:span text:style-name="T30"> </text:span><text:span text:style-name="T46">m</text:span><text:span text:style-name="T33">1,j</text:span> − <text:span text:style-name="T45">r</text:span><text:span text:style-name="T33">1,j</text:span> ) + 0.5) / (|<text:span text:style-name="T54">M</text:span> − R| + 1) let’s call <text:s/>this <text:span text:style-name="T48">b</text:span></text:p>
      <text:p text:style-name="P83"><text:span text:style-name="T35"><text:tab/> <text:s text:c="19"/></text:span><text:span text:style-name="T46">(a * (1-b))</text:span><text:span text:style-name="T35"> <text:s text:c="17"/><text:tab/></text:span></text:p>
      <text:p text:style-name="P83"><text:span text:style-name="T44">W1,j =</text:span><text:span text:style-name="T35"> <text:s text:c="2"/></text:span><text:span text:style-name="T40">log</text:span><text:span text:style-name="T35"><text:tab/>------------------------- <text:s text:c="5"/>* <text:tab/></text:span><text:span text:style-name="T47">|</text:span><text:span text:style-name="T40"> <text:s/></text:span><text:span text:style-name="T47">a</text:span><text:span text:style-name="T40"> – </text:span><text:span text:style-name="T47">b |</text:span><text:span text:style-name="T41"> </text:span><text:span text:style-name="T43"><text:s/></text:span><text:span text:style-name="T40"><text:s text:c="5"/></text:span></text:p>
      <text:p text:style-name="P83"><text:span text:style-name="T35"><text:tab/><text:tab/> <text:tab/></text:span><text:span text:style-name="T46">b</text:span><text:bookmark text:name="__DdeLink__413_172943198832"/><text:span text:style-name="T35"> * </text:span><text:span text:style-name="T46">(1-a)</text:span><text:span text:style-name="T35"><text:tab/><text:tab/><text:tab/><text:tab/> <text:s text:c="4"/></text:span><text:span text:style-name="T40"><text:tab/></text:span></text:p>
      <text:p text:style-name="P83"><text:span text:style-name="T40"/></text:p>
      <text:p text:style-name="P71">r<text:span text:style-name="T30">1,j</text:span> is the number of movies in genre, g<text:span text:style-name="T52">2</text:span> <text:s/><text:span text:style-name="T52">not</text:span> containing the tag t<text:span text:style-name="T30">j</text:span></text:p>
      <text:p text:style-name="P71">m<text:span text:style-name="T30">1,j</text:span> is the number of movies in genre, g 1 or g 2 <text:s/><text:span text:style-name="T52">not</text:span> containing the tag t<text:span text:style-name="T30">j</text:span></text:p>
      <text:p text:style-name="P71">R = |movies(g1)|</text:p>
      <text:p text:style-name="P71">M = |movies(g1) | ∪ |movies(g2)|</text:p>
      <text:p text:style-name="P73"><text:soft-page-break/></text:p>
      <text:p text:style-name="P45">System requirements/installation</text:p>
      <text:p text:style-name="P49"><text:bookmark-start text:name="__DdeLink__408_1729431988"/>Solution was implemented on Ubuntu with Python 2.7 and MySQL. </text:p>
      <text:p text:style-name="P49">It is tested on Ubuntu 16.04 , but <text:s/>should work with any installation. </text:p>
      <text:p text:style-name="P49">Python 2.7 is must. There will be errors if executed on python 3 due to syntax differences.</text:p>
      <text:p text:style-name="P49">MySQL installation is required. <text:s/>If not installed please install it with following command:</text:p>
      <text:p text:style-name="P84"><text:tab/><text:tab/>sudo apt-get update </text:p>
      <text:p text:style-name="P85"><text:span text:style-name="T13"><text:tab/><text:tab/></text:span>sudo apt-get install mysql-server</text:p>
      <text:p text:style-name="P49">Follow prompts to configure root user and it should be running.</text:p>
      <text:p text:style-name="P49"/>
      <text:p text:style-name="P45">Execution Insructions/ <text:span text:style-name="T26">User Interface </text:span></text:p>
      <text:p text:style-name="P49">Given program contains the file core.py which has all logic and computation. The first few lines has the mysql connector intialization that requires Database name and mysql credentials.</text:p>
      <text:p text:style-name="P49">It is assumed that the whole dataset (all tables) is under a single mysql db. Please put your userid and password of mysql to execute the program.</text:p>
      <text:p text:style-name="P77">Before executing the code it is required that mysql db is initialised with dataset.</text:p>
      <text:p text:style-name="P77">First of all create a new database on mysql and supply that databse name in core.py (line 9) and init_db.py(line 10) to mysql connector object.</text:p>
      <text:p text:style-name="P50">For more details please check provided README file.</text:p>
      <text:p text:style-name="P49">Please move to the folder that contains code. </text:p>
      <text:p text:style-name="P49">Value of model for TASK 1,2,3 can be “TF” or “TF-IDF”.</text:p>
      <text:p text:style-name="P49">TASK 1: python print_actor_vector.py actorid <text:s/>model</text:p>
      <text:p text:style-name="P49"><text:tab/><text:tab/>e.g. python print_actor_vector.py 123 <text:s/>TF-IDF</text:p>
      <text:p text:style-name="P49"><text:soft-page-break/>TASK 2: python print_genre_vector.py genre model</text:p>
      <text:p text:style-name="P49"><text:tab/><text:tab/>e.g. python print_actor_vector.py Action <text:s/>TF</text:p>
      <text:p text:style-name="P49">TASK 3: python print_actor_vector.py <text:span text:style-name="T19">userid</text:span> <text:s/>model</text:p>
      <text:p text:style-name="P49"><text:tab/><text:tab/>e.g. python print_<text:span text:style-name="T19">user</text:span>_vector.py 1<text:span text:style-name="T19">988</text:span> <text:s/>TF-IDF</text:p>
      <text:p text:style-name="P53">TASK 4: <text:s/><text:bookmark-start text:name="__DdeLink__241_1292178598"/>python differentiate_genre.py<text:bookmark-end text:name="__DdeLink__241_1292178598"/> genre1 genre2 model</text:p>
      <text:p text:style-name="P53"><text:tab/><text:tab/>model can be TF-IDF-DIFF, PDIFF-1 or P-DIFF2 .</text:p>
      <text:p text:style-name="P53"><text:tab/> <text:s text:c="4"/>e.g. <text:s text:c="2"/>python differentiate_genre.py Action Comedy P-DIFF1</text:p>
      <text:p text:style-name="P49"/>
      <text:p text:style-name="P65"><text:span text:style-name="T55">If you face any other troubles while execution feel free to contact me on: </text:span><text:a xlink:type="simple" xlink:href="mailto:Kushal.Bhatt@asu.edu" text:style-name="Internet_20_link" text:visited-style-name="Visited_20_Internet_20_Link"><text:span text:style-name="T55">Kushal.Bhatt@asu.edu</text:span></text:a><text:span text:style-name="T55"> <text:s text:c="4"/>(#) 602-702-4309</text:span><text:bookmark-end text:name="__DdeLink__408_1729431988"/></text:p>
      <text:p text:style-name="P12">Conclusion</text:p>
      <text:p text:style-name="P47">The goal of the project was to experiment with vector models and using text analysis methods like TF and IDF for information retrieval. <text:span text:style-name="T53">In order to implement the solution quite a few assumptions were made. And hence this might not be a complete solution. Though basic TF, IDF behaviors are easy to observe in the output. TF increases with no of occurrences for a given feature and IDF increases with rarity of the feature. </text:span></text:p>
      <text:p text:style-name="P12"/>
      <text:p text:style-name="P12">Bibliography</text:p>
      <text:p text:style-name="P13"><text:span text:style-name="T15">[1] </text:span><text:a xlink:type="simple" xlink:href="https://en.wikipedia.org/wiki/Tf–idf" text:style-name="Internet_20_link" text:visited-style-name="Visited_20_Internet_20_Link">https://en.wikipedia.org/wiki/Tf%E2%80%93idf</text:a></text:p>
      <text:p text:style-name="P46">[2] K. Selcuk Candan, Maria Sapino, “Data Management for Multimedia Retrieval”,2010, pages 404-410</text:p>
      <text:p text:style-name="P46">[3] <text:a xlink:type="simple" xlink:href="https://www.coursera.org/learn/ml-foundations/lecture/1rg5n/calculating-tf-idf-vectors" text:style-name="Internet_20_link" text:visited-style-name="Visited_20_Internet_20_Link">https://www.coursera.org/learn/ml-foundations/lecture/1rg5n/calculating-tf-idf-vectors</text:a></text:p>
      <text:p text:style-name="P69"><text:span text:style-name="T16">[4] Charu C. Aggarwal, Alexander Hinneburg, and Daniel A. Keim, “</text:span><text:span text:style-name="T1">On the Surprising Behavior of Distance Metrics in High Dimensional Space”,</text:span><text:span text:style-name="T3">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0:29:14.969370186</meta:creation-date>
    <dc:date>2017-09-17T19:40:20.026781433</dc:date>
    <meta:editing-duration>PT5H23M24S</meta:editing-duration>
    <meta:editing-cycles>53</meta:editing-cycles>
    <meta:generator>LibreOffice/5.1.6.2$Linux_X86_64 LibreOffice_project/10m0$Build-2</meta:generator>
    <meta:document-statistic meta:table-count="0" meta:image-count="0" meta:object-count="0" meta:page-count="8" meta:paragraph-count="152" meta:word-count="2337" meta:character-count="13764" meta:non-whitespace-character-count="11104"/>
  </office:meta>
</office:document-meta>
</file>